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f46" officeooo:paragraph-rsid="0001ef46"/>
    </style:style>
    <style:style style:name="P2" style:family="paragraph" style:parent-style-name="Standard" style:list-style-name="L1">
      <style:text-properties officeooo:rsid="0001ef46" officeooo:paragraph-rsid="0001ef46"/>
    </style:style>
    <style:style style:name="P3" style:family="paragraph" style:parent-style-name="Standard" style:list-style-name="L1">
      <style:text-properties officeooo:rsid="0003c5e3" officeooo:paragraph-rsid="0003c5e3"/>
    </style:style>
    <style:style style:name="P4" style:family="paragraph" style:parent-style-name="Standard">
      <style:text-properties officeooo:rsid="0003c5e3" officeooo:paragraph-rsid="0003c5e3"/>
    </style:style>
    <style:style style:name="P5" style:family="paragraph" style:parent-style-name="Standard">
      <style:text-properties officeooo:rsid="00059e72" officeooo:paragraph-rsid="00059e72"/>
    </style:style>
    <style:style style:name="P6" style:family="paragraph" style:parent-style-name="Standard" style:list-style-name="L2">
      <style:text-properties officeooo:rsid="00059e72" officeooo:paragraph-rsid="00059e72"/>
    </style:style>
    <style:style style:name="P7" style:family="paragraph" style:parent-style-name="Standard" style:list-style-name="L2">
      <style:text-properties officeooo:rsid="00072981" officeooo:paragraph-rsid="00072981"/>
    </style:style>
    <style:style style:name="P8" style:family="paragraph" style:parent-style-name="Standard">
      <style:text-properties officeooo:rsid="00083d8d" officeooo:paragraph-rsid="00083d8d"/>
    </style:style>
    <style:style style:name="P9" style:family="paragraph" style:parent-style-name="Standard">
      <style:text-properties officeooo:rsid="000b3ea8" officeooo:paragraph-rsid="000b3ea8"/>
    </style:style>
    <style:style style:name="P10" style:family="paragraph" style:parent-style-name="Standard">
      <style:text-properties officeooo:rsid="000bfdbc" officeooo:paragraph-rsid="000bfdbc"/>
    </style:style>
    <style:style style:name="P11" style:family="paragraph" style:parent-style-name="Standard" style:list-style-name="L3">
      <style:text-properties officeooo:rsid="000bfdbc" officeooo:paragraph-rsid="000bfdbc"/>
    </style:style>
    <style:style style:name="P12" style:family="paragraph" style:parent-style-name="Standard" style:list-style-name="L4">
      <style:text-properties officeooo:rsid="000bfdbc" officeooo:paragraph-rsid="000bfdbc"/>
    </style:style>
    <style:style style:name="P13" style:family="paragraph" style:parent-style-name="Standard">
      <style:text-properties officeooo:rsid="00103432" officeooo:paragraph-rsid="00103432"/>
    </style:style>
    <style:style style:name="P14" style:family="paragraph" style:parent-style-name="Standard" style:list-style-name="L5">
      <style:text-properties officeooo:rsid="00103432" officeooo:paragraph-rsid="00103432"/>
    </style:style>
    <style:style style:name="P15" style:family="paragraph" style:parent-style-name="Standard">
      <style:text-properties officeooo:rsid="00132841" officeooo:paragraph-rsid="00132841"/>
    </style:style>
    <style:style style:name="P16" style:family="paragraph" style:parent-style-name="Standard" style:list-style-name="L6">
      <style:text-properties officeooo:rsid="00132841" officeooo:paragraph-rsid="00132841"/>
    </style:style>
    <style:style style:name="P17" style:family="paragraph" style:parent-style-name="Standard">
      <style:text-properties officeooo:rsid="001797a5" officeooo:paragraph-rsid="001797a5"/>
    </style:style>
    <style:style style:name="P18" style:family="paragraph" style:parent-style-name="Standard">
      <style:text-properties officeooo:rsid="001835f1" officeooo:paragraph-rsid="001835f1"/>
    </style:style>
    <style:style style:name="P19" style:family="paragraph" style:parent-style-name="Standard" style:list-style-name="L7">
      <style:text-properties officeooo:rsid="001835f1" officeooo:paragraph-rsid="001835f1"/>
    </style:style>
    <style:style style:name="P20" style:family="paragraph" style:parent-style-name="Standard">
      <style:text-properties officeooo:rsid="001a286a" officeooo:paragraph-rsid="001a286a"/>
    </style:style>
    <style:style style:name="P21" style:family="paragraph" style:parent-style-name="Standard">
      <style:text-properties officeooo:rsid="001afd58" officeooo:paragraph-rsid="001afd58"/>
    </style:style>
    <style:style style:name="P22" style:family="paragraph" style:parent-style-name="Standard">
      <style:text-properties officeooo:rsid="001b8bcf" officeooo:paragraph-rsid="001b8bcf"/>
    </style:style>
    <style:style style:name="P23" style:family="paragraph" style:parent-style-name="Standard" style:list-style-name="L8">
      <style:text-properties officeooo:rsid="001d3275" officeooo:paragraph-rsid="001d3275"/>
    </style:style>
    <style:style style:name="P24" style:family="paragraph" style:parent-style-name="Standard">
      <style:text-properties officeooo:rsid="001e13f7" officeooo:paragraph-rsid="001e13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322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ebea" style:font-weight-asian="normal" style:font-weight-complex="normal"/>
    </style:style>
    <style:style style:name="T5" style:family="text">
      <style:text-properties fo:font-weight="normal" officeooo:rsid="0014322b" style:font-weight-asian="normal" style:font-weight-complex="normal"/>
    </style:style>
    <style:style style:name="T6" style:family="text">
      <style:text-properties fo:font-weight="normal" officeooo:rsid="0014fa3f" style:font-weight-asian="normal" style:font-weight-complex="normal"/>
    </style:style>
    <style:style style:name="T7" style:family="text">
      <style:text-properties fo:font-weight="normal" officeooo:rsid="0017cb49" style:font-weight-asian="normal" style:font-weight-complex="normal"/>
    </style:style>
    <style:style style:name="T8" style:family="text">
      <style:text-properties fo:font-weight="normal" officeooo:rsid="001929fb" style:font-weight-asian="normal" style:font-weight-complex="normal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fo:font-weight="normal" officeooo:rsid="000cebea" style:font-weight-asian="normal" style:font-weight-complex="normal"/>
    </style:style>
    <style:style style:name="T11" style:family="text">
      <style:text-properties fo:color="#ce181e" fo:font-weight="normal" officeooo:rsid="0014fa3f" style:font-weight-asian="normal" style:font-weight-complex="normal"/>
    </style:style>
    <style:style style:name="T12" style:family="text">
      <style:text-properties fo:color="#ce181e" fo:font-weight="normal" officeooo:rsid="001929fb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d327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684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AF já cobrou os seguintes conhecimentos:</text:p>
      <text:list xml:id="list1033365269" text:style-name="L1">
        <text:list-item>
          <text:p text:style-name="P2">fabricantes de cigarros devem instalar <text:span text:style-name="T1">contadores de produção</text:span><text:span text:style-name="T3">, e estes devem possibilitar o controle e rastreamento dos produtos em todo o território nacional;</text:span></text:p>
        </text:list-item>
        <text:list-item>
          <text:p text:style-name="P2"><text:span text:style-name="T3">contadores de produção devem ser instalados </text:span><text:span text:style-name="T1">em toda a linha de produção</text:span><text:span text:style-name="T3"> de cigarros/cigarrilhas;</text:span></text:p>
        </text:list-item>
        <text:list-item>
          <text:p text:style-name="P2"><text:span text:style-name="T3">contadores de produção devem permanecer </text:span><text:span text:style-name="T1">inacessíveis</text:span><text:span text:style-name="T3"> para ações de configurações ou para interação manual direta com o fabricante, mediante uso de lacre de segurança;</text:span></text:p>
        </text:list-item>
        <text:list-item>
          <text:p text:style-name="P3"><text:span text:style-name="T3">Casa da Moeda → </text:span><text:span text:style-name="T1">instala</text:span><text:span text:style-name="T3"> os contadores de produção;</text:span></text:p>
        </text:list-item>
        <text:list-item>
          <text:p text:style-name="P3"><text:span text:style-name="T3">industrial deve ressarcir os custos de instalação dos contadores de produção;</text:span></text:p>
        </text:list-item>
        <text:list-item>
          <text:p text:style-name="P3"><text:span text:style-name="T3">se contador de produção ficar inoperante, o contribuinte terá </text:span><text:span text:style-name="T1">24h</text:span><text:span text:style-name="T3"> para comunicar a ocorrência, devendo manter o controle do volume de produção durante a interrupção.</text:span></text:p>
        </text:list-item>
      </text:list>
      <text:p text:style-name="P4"><text:span text:style-name="T3"/></text:p>
      <text:p text:style-name="P5"><text:span text:style-name="T3">PJs equiparadas a industrial, quando derem </text:span><text:span text:style-name="T9">saída</text:span><text:span text:style-name="T3"> a </text:span><text:span text:style-name="T1">bebidas frias</text:span><text:span text:style-name="T3">:</text:span></text:p>
      <text:list xml:id="list2561242750" text:style-name="L2">
        <text:list-item>
          <text:p text:style-name="P6"><text:span text:style-name="T3">controlador, controlado ou coligado que industrializa ou importa bebidas frias;</text:span></text:p>
        </text:list-item>
        <text:list-item>
          <text:p text:style-name="P6"><text:span text:style-name="T3">que, juntamente com PJ que industrializa ou importa bebidas frias, estiver sob controle societário ou administrativo comum;</text:span></text:p>
        </text:list-item>
        <text:list-item>
          <text:p text:style-name="P6"><text:span text:style-name="T3">que apresente sócio/acionista controlador, em participação direta ou indireta, que seja cônjuge, companheiro ou parente, consanguíneo ou afim, em linha reta ou colateral, até o 3º grau, de sócio ou acionista controlador de PJ que industrializa ou importa bebidas frias;</text:span></text:p>
        </text:list-item>
        <text:list-item>
          <text:p text:style-name="P6"><text:span text:style-name="T3">que tenha participação no CS de PJ que industrializa ou importa bebidas frias, </text:span><text:span text:style-name="T1">exceto</text:span><text:span text:style-name="T3"> quando participação for </text:span><text:span text:style-name="T1">inferior a 1% em cia aberta com registro na CVM</text:span><text:span text:style-name="T3">;</text:span></text:p>
        </text:list-item>
        <text:list-item>
          <text:p text:style-name="P7"><text:span text:style-name="T3">que possuir, em comum com PJ que industrializa ou importa bebidas frias, diretor ou sócio que exerçam funções de gerência, ainda que essas funções sejam exercidas sob outra denominação; ou</text:span></text:p>
        </text:list-item>
        <text:list-item>
          <text:p text:style-name="P7"><text:span text:style-name="T3">que tiver adquirido ou recebido em consignação, no </text:span><text:span text:style-name="T1">ano anterior</text:span><text:span text:style-name="T3">, </text:span><text:span text:style-name="T1">mais de 20%</text:span><text:span text:style-name="T3"> do volume de saída da PJ que industrializa ou importa bebidas frias.</text:span></text:p>
        </text:list-item>
      </text:list>
      <text:p text:style-name="P8"><text:span text:style-name="T3">Em todos os casos de equiparação acima, </text:span><text:span text:style-name="T1">o frete integra a BC do IPI</text:span><text:span text:style-name="T3">.</text:span></text:p>
      <text:p text:style-name="P8"><text:span text:style-name="T3"/></text:p>
      <text:p text:style-name="P9"><text:span text:style-name="T3">D8442/15 estabeleceu </text:span><text:span text:style-name="T1">valores mínimos para o IPI</text:span><text:span text:style-name="T3"> (e outros tributos) em função da classificação fiscal na TIPI, do tipo de produto e da capacidade do recipiente.</text:span></text:p>
      <text:p text:style-name="P9"><text:span text:style-name="T3"/></text:p>
      <text:p text:style-name="P10"><text:span text:style-name="T3">Segundo D8442/15, o IPI será </text:span><text:span text:style-name="T1">reduzido</text:span><text:span text:style-name="T3"> nas seguintes situações, </text:span><text:span text:style-name="T5">na saída de bebidas frias para </text:span><text:span text:style-name="T2">PJ varejista ou consumidor final</text:span><text:span text:style-name="T3">:</text:span></text:p>
      <text:list xml:id="list401917816" text:style-name="L3">
        <text:list-item>
          <text:p text:style-name="P11"><text:span text:style-name="T3">22% para FGs em 2015;</text:span></text:p>
        </text:list-item>
        <text:list-item>
          <text:p text:style-name="P11"><text:span text:style-name="T3">25% para FGs a partir de 2016.</text:span></text:p>
        </text:list-item>
      </text:list>
      <text:p text:style-name="P10"><text:span text:style-name="T3">Mas </text:span><text:span text:style-name="T1">não</text:span><text:span text:style-name="T3"> haverá tal redução nos seguintes casos:</text:span></text:p>
      <text:list xml:id="list444208509" text:style-name="L4">
        <text:list-item>
          <text:p text:style-name="P12"><text:span text:style-name="T3">contador de produção (se obrigatório) </text:span><text:span text:style-name="T1">não</text:span><text:span text:style-name="T3"> instalado ou com mal funcionamento; ou</text:span></text:p>
        </text:list-item>
        <text:list-item>
          <text:p text:style-name="P12"><text:span text:style-name="T3">saída de bebidas frias por industrial, importador ou equiparado optantes pelo SIMPLES. </text:span><text:span text:style-name="T10">[afinal, nesse caso não são tributados pela TIPI, mas pelas alíquotas do SIMPLES]</text:span></text:p>
        </text:list-item>
      </text:list>
      <text:p text:style-name="P10"><text:span text:style-name="T4"/></text:p>
      <text:p text:style-name="P13"><text:span text:style-name="T4">N</text:span><text:span text:style-name="T3">a industrialização de bebidas frias por encomenda, o IPI é devido em 2 momentos:</text:span></text:p>
      <text:list xml:id="list2896551483" text:style-name="L5">
        <text:list-item>
          <text:p text:style-name="P14"><text:span text:style-name="T3">na saída do industrial; e</text:span></text:p>
        </text:list-item>
        <text:list-item>
          <text:p text:style-name="P14"><text:span text:style-name="T3">na saída do encomendante, este pode se creditar do IPI cobrado no item anterior.</text:span></text:p>
        </text:list-item>
      </text:list>
      <text:p text:style-name="P13"><text:span text:style-name="T3"/></text:p>
      <text:p text:style-name="P15"><text:span text:style-name="T3">Responsabilidade tributária:</text:span></text:p>
      <text:list xml:id="list2180675956" text:style-name="L6">
        <text:list-item>
          <text:p text:style-name="P16"><text:span text:style-name="T3">se bebida fria </text:span><text:span text:style-name="T1">não</text:span><text:span text:style-name="T3"> for destinada a PJ varejista ou consumidor final, <text:s/>o </text:span><text:span text:style-name="T1">adquirente</text:span><text:span text:style-name="T3"> torna-se </text:span><text:span text:style-name="T1">responsável </text:span><text:span text:style-name="T9">solidário</text:span><text:span text:style-name="T3"> com o remetente das bebidas pela diferença que deixou de ser paga. </text:span><text:span text:style-name="T11">[se bebida fosse destinada a PJ varejista ou consumidor final, faria jus à redução do IPI vista acima, mas como não o foi, haverá o pagamento da diferença]</text:span></text:p>
        </text:list-item>
      </text:list>
      <text:p text:style-name="P15"><text:soft-page-break/><text:span text:style-name="T6"/></text:p>
      <text:p text:style-name="P17"><text:span text:style-name="T6">A</text:span><text:span text:style-name="T3">tacadista que tiver, ou der saída a, bebidas frias desacompanhadas da documentação comprobatória de sua procedência → será </text:span><text:span text:style-name="T1">responsável</text:span><text:span text:style-name="T3">, </text:span><text:span text:style-name="T7">logo sujeito ao pagamento do IPI.</text:span></text:p>
      <text:p text:style-name="P17"><text:span text:style-name="T7"/></text:p>
      <text:p text:style-name="P18"><text:span text:style-name="T7">O</text:span><text:span text:style-name="T3">brigações acessórias (bebidas frias) (exceto para optantes do SIMPLES):</text:span></text:p>
      <text:list xml:id="list2055777115" text:style-name="L7">
        <text:list-item>
          <text:p text:style-name="P19"><text:span text:style-name="T3">NF → deve constar “Saída p/ PJ varejista ou consumidor final com redução de alíquota do IPI”; e</text:span></text:p>
        </text:list-item>
        <text:list-item>
          <text:p text:style-name="P19"><text:span text:style-name="T3">NF → deve constar descrição da marca comercial, tipo de embalagem e volume dos produtos, para perfeita identificação destes e cálculo do imposto devido. </text:span><text:span text:style-name="T12">[se isso não for cumprido, NF será considerada sem valor legal e só servirão de prova em favor do fisco]</text:span></text:p>
        </text:list-item>
      </text:list>
      <text:p text:style-name="P18"><text:span text:style-name="T8"/></text:p>
      <text:p text:style-name="P20"><text:span text:style-name="T8">B</text:span><text:span text:style-name="T3">ebidas quentes → IPI incidente será calculado da mesma forma que ocorre com a maioria dos produtos (aplicação de alíquotas </text:span><text:span text:style-name="T13">ad valorem</text:span><text:span text:style-name="T14">).</text:span></text:p>
      <text:p text:style-name="P20"><text:span text:style-name="T14"/></text:p>
      <text:p text:style-name="P21"><text:span text:style-name="T14">Muitas das disposições sobre bebidas frias elencadas acima podem ser aplicadas a bebidas quentes, assim, abaixo só vou escrever o que houver de específico para bebidas quentes (e que não está claro no PDF se vale ou não para bebidas frias).</text:span></text:p>
      <text:p text:style-name="P21"><text:span text:style-name="T14"/></text:p>
      <text:p text:style-name="P22"><text:span text:style-name="T14">Além dos equiparados vistos acima, o RIPI já previa também a seguinte equiparação a industrial: </text:span><text:span text:style-name="T17">atacadistas</text:span><text:span text:style-name="T14"> e </text:span><text:span text:style-name="T17">cooperativas de produtores</text:span><text:span text:style-name="T14"> que derem </text:span><text:span text:style-name="T17">saída a bebidas alcoólicas</text:span><text:span text:style-name="T14"> e demais produtos, </text:span><text:span text:style-name="T17">de produção</text:span><text:span text:style-name="T14"> </text:span><text:span text:style-name="T17">nacional</text:span><text:span text:style-name="T14">, classificados nas posições 22.04, 22.05, 22.06 e 22.08 da TIPI e acondicionados em recipientes de </text:span><text:span text:style-name="T17">capacidade superior ao limite máximo permitido para venda a varejo</text:span><text:span text:style-name="T14"> (1L), </text:span><text:span text:style-name="T15">com destino aos seguintes estabelecimentos:</text:span></text:p>
      <text:list xml:id="list2728599838" text:style-name="L8">
        <text:list-item>
          <text:p text:style-name="P23"><text:span text:style-name="T14">industriais que os usarem como insumos na fabricação de bebidas;</text:span></text:p>
        </text:list-item>
        <text:list-item>
          <text:p text:style-name="P23"><text:span text:style-name="T14">atacadistas ou cooperativas de produtores; ou</text:span></text:p>
        </text:list-item>
        <text:list-item>
          <text:p text:style-name="P23"><text:span text:style-name="T14">engarrafadores dos mesmos produtos.</text:span></text:p>
        </text:list-item>
      </text:list>
      <text:p text:style-name="P24"><text:span text:style-name="T14">Mas nesses casos, o RIPI também informa que a saída será com </text:span><text:span text:style-name="T17">suspensão</text:span><text:span text:style-name="T14"> do IPI, </text:span><text:span text:style-name="T16">inclusive na saída dos produtores de bebi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6T18:52:29.053000000</dc:date>
    <meta:editing-duration>PT59M1S</meta:editing-duration>
    <meta:editing-cycles>29</meta:editing-cycles>
    <meta:document-statistic meta:table-count="0" meta:image-count="0" meta:object-count="0" meta:page-count="2" meta:paragraph-count="38" meta:word-count="768" meta:character-count="4724" meta:non-whitespace-character-count="4017"/>
  </office:meta>
</office:document-meta>
</file>